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e1df6" officeooo:paragraph-rsid="001e1df6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建议使用高效缓冲区输入流来读取文件</text:p>
      <text:p text:style-name="P1"><text:tab/> * 使用高效缓冲区输入流来读取文件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tab/>reader();</text:p>
      <text:p text:style-name="P1"><text:tab/>}</text:p>
      <text:p text:style-name="P1"><text:s text:c="4"/>public static void reader(){</text:p>
      <text:p text:style-name="P1"><text:s text:c="4"/><text:tab/>//创建一个文件输入流</text:p>
      <text:p text:style-name="P1"><text:s text:c="4"/><text:tab/>FileReader Fr=null;</text:p>
      <text:p text:style-name="P1"><text:s text:c="4"/><text:tab/>BufferedReader br=null;</text:p>
      <text:p text:style-name="P1"><text:s text:c="4"/><text:tab/>try {</text:p>
      <text:p text:style-name="P1"><text:tab/><text:tab/><text:tab/> Fr=new FileReader("d.txt");</text:p>
      <text:p text:style-name="P1"><text:tab/><text:tab/><text:tab/> //创建高效缓冲区输入流对象</text:p>
      <text:p text:style-name="P1"><text:tab/><text:tab/><text:tab/> br=new BufferedReader(Fr);</text:p>
      <text:p text:style-name="P1"><text:tab/><text:tab/><text:tab/> //读取数据</text:p>
      <text:p text:style-name="P1"><text:tab/> <text:s text:c="7"/>int len=-1;</text:p>
      <text:p text:style-name="P1"><text:tab/> <text:s text:c="7"/>char[] ch=new char[1024];</text:p>
      <text:p text:style-name="P1"><text:tab/> <text:s text:c="7"/>while((len=br.read(ch))!=-1){</text:p>
      <text:p text:style-name="P1"><text:tab/> <text:s text:c="7"/><text:tab/>System.out.println(new String(ch, 0, len));</text:p>
      <text:p text:style-name="P1"><text:tab/> <text:s text:c="7"/>}</text:p>
      <text:p text:style-name="P1"><text:tab/><text:tab/>} catch (IOException e) {</text:p>
      <text:p text:style-name="P1"><text:tab/><text:tab/><text:tab/>e.printStackTrace();</text:p>
      <text:p text:style-name="P1"><text:tab/><text:tab/>}finally{</text:p>
      <text:p text:style-name="P1"><text:tab/><text:tab/><text:tab/>if(br!=null){</text:p>
      <text:p text:style-name="P1"><text:tab/><text:tab/><text:tab/><text:tab/>try {//关闭缓冲区的流就会自动关闭FileWriter</text:p>
      <text:p text:style-name="P1"><text:tab/><text:tab/><text:tab/><text:tab/><text:tab/>br.close();</text:p>
      <text:p text:style-name="P1"><text:tab/><text:tab/><text:tab/><text:tab/>} catch (IOException e){ </text:p>
      <text:p text:style-name="P1"><text:tab/><text:tab/><text:tab/><text:tab/><text:tab/>e.printStackTrace()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1S</meta:editing-duration>
    <meta:editing-cycles>3</meta:editing-cycles>
    <meta:generator>LibreOffice/5.3.0.3$Windows_X86_64 LibreOffice_project/7074905676c47b82bbcfbea1aeefc84afe1c50e1</meta:generator>
    <dc:date>2017-12-28T20:28:05.624000000</dc:date>
    <meta:document-statistic meta:table-count="0" meta:image-count="0" meta:object-count="0" meta:page-count="1" meta:paragraph-count="33" meta:word-count="135" meta:character-count="679" meta:non-whitespace-character-count="513"/>
    <meta:user-defined meta:name="Info 1"/>
    <meta:user-defined meta:name="Info 2"/>
    <meta:user-defined meta:name="Info 3"/>
    <meta:user-defined meta:name="Info 4"/>
  </office:meta>
</office:document-meta>
</file>